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5_3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Nina Cohe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rch 1894</text:p>
      <text:p text:style-name="P5">Month<text:tab/><text:tab/><text:tab/><text:tab/><text:tab/><text:tab/>March</text:p>
      <text:p text:style-name="P5">Year<text:tab/><text:tab/><text:tab/><text:tab/><text:tab/><text:tab/>1894</text:p>
      <text:p text:style-name="P5">Hebrew Date<text:tab/><text:tab/><text:tab/><text:tab/><text:tab/></text:p>
      <text:p text:style-name="P5">Undated</text:p>
      <text:p text:style-name="P5">City<text:tab/><text:tab/><text:tab/><text:tab/><text:tab/><text:tab/>Bradford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Bradford, Sunday/</text:p>
      <text:p text:style-name="P3">morning/</text:p>
      <text:p text:style-name="P2">My dear Father,/</text:p>
      <text:p text:style-name="P2"><text:tab/>I am having/ a very pleasant visit here./ <text:s/>I like all the members/ of Jennie's family and I/ enjoy not having to think/ what to have for meals. <text:s/>The/ situation of the town is/ very pretty, lying among/ tall hills, but the huts/ of the laborers and the big/ oil derricks detract very/ much from the beauty/ of the location. <text:s/>Yesterday/ we went to the synagogue/ and heard Mr. Weil preach/ on Esther. <text:s/>He held that/ Mordecai &amp; not E. was/ </text:p>
      <text:p text:style-name="P2"/>
      <text:p text:style-name="P2">[Page 2]</text:p>
      <text:p text:style-name="P2">the hero of the book/ He seems an able tho'/ erratic man. <text:s/>A friend/ of Jennie's Mrs. Greenwald,/ the sister in law of Aaron G./ of Phila. sent me some/ lovely roses. <text:s/>I am/ invited to drive to morrow/ &amp; there are several/ lectures &amp;c during/ the week. <text:s/>Do we not/ have Yahrzeit on Monday/ night? <text:s/>I was <text:soft-page-break/>very/ sorry to hear that Leon/ will lose his place, tho'/ he is in a better condi-/tion now than when he/ reached Kansas City. <text:s/>I/ hope to hear good news/ from him soon./</text:p>
      <text:p text:style-name="P2"/>
      <text:p text:style-name="P2">[Page 3]</text:p>
      <text:p text:style-name="P2">I am sure that David Cohen has sent/ you an invitation to his wedding I am/ indeed sorry to hear about Mr. Piperno./</text:p>
      <text:p text:style-name="P2"><text:tab/>The weather here is spring-like/ &amp; I hope it is so in Phila. <text:s/>I trust/ you are well. <text:s/>From what I hear I/ judge that Manuel's mother is/ far from well. <text:s/>Manuel will/ hand in Algiers to-morrow/ I will write a few lines to the/ girls. <text:s/>With much love/ Your Nina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0T15:19:51.95</meta:creation-date>
    <meta:document-statistic meta:table-count="0" meta:image-count="0" meta:object-count="0" meta:page-count="3" meta:paragraph-count="70" meta:word-count="421" meta:character-count="2605"/>
    <dc:date>2011-12-20T15:33:20.70</dc:date>
    <dc:creator>Penn Libraries</dc:creator>
    <meta:editing-duration>PT00H13M28S</meta:editing-duration>
    <meta:editing-cycles>1</meta:editing-cycles>
    <meta:generator>OpenOffice.org/3.2$Win32 OpenOffice.org_project/320m12$Build-9483</meta:generator>
  </office:meta>
</office:document-meta>
</file>